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B000000563D6EF9B4.png" manifest:media-type="image/png"/>
  <manifest:file-entry manifest:full-path="Pictures/10000001000000780000004A992AC720.png" manifest:media-type="image/png"/>
  <manifest:file-entry manifest:full-path="Pictures/1000000100000190000002583971E4D2.png" manifest:media-type="image/png"/>
  <manifest:file-entry manifest:full-path="Pictures/1000000100000155000001C77F4C840E.png" manifest:media-type="image/png"/>
  <manifest:file-entry manifest:full-path="Pictures/10000001000000BC0000009E1FE61F4C.png" manifest:media-type="image/png"/>
  <manifest:file-entry manifest:full-path="Pictures/10000001000001F4000001F4414F7A71.png" manifest:media-type="image/png"/>
  <manifest:file-entry manifest:full-path="Pictures/100000000000003C00000050C6DEAAE1.png" manifest:media-type="image/png"/>
  <manifest:file-entry manifest:full-path="Pictures/1000000100000500000003557D146A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85cm" fo:min-width="3.081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41cm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2cm, 0cm, 0cm, 1.95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3cm" svg:height="3.074cm" svg:x="1cm" svg:y="9.006cm">
          <draw:image xlink:href="Pictures/1000000100000500000003557D146A7D.png" xlink:type="simple" xlink:show="embed" xlink:actuate="onLoad" draw:mime-type="image/png">
            <text:p/>
          </draw:image>
        </draw:frame>
        <draw:line draw:style-name="gr2" draw:text-style-name="P2" draw:layer="layout" svg:x1="5.532cm" svg:y1="10.53cm" svg:x2="7.456cm" svg:y2="10.53cm">
          <text:p/>
        </draw:line>
        <draw:custom-shape draw:style-name="gr3" draw:text-style-name="P2" draw:layer="layout" svg:width="3.581cm" svg:height="3.1cm" svg:x="7.404cm" svg:y="8.8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13cm" svg:y1="10.53cm" svg:x2="13.037cm" svg:y2="10.53cm">
          <text:p/>
        </draw:line>
        <draw:custom-shape draw:style-name="gr3" draw:text-style-name="P2" draw:layer="layout" svg:width="3.581cm" svg:height="3.1cm" svg:x="13.017cm" svg:y="8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81cm" svg:height="3.1cm" svg:x="18.683cm" svg:y="2.9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81cm" svg:height="3.1cm" svg:x="18.683cm" svg:y="6.8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81cm" svg:height="3.1cm" svg:x="18.683cm" svg:y="12.3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81cm" svg:height="3.1cm" svg:x="18.79cm" svg:y="16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42cm" svg:height="1.791cm" svg:x="7.296cm" svg:y="6.441cm">
          <draw:text-box>
            <text:p>Fonction principale</text:p>
          </draw:text-box>
        </draw:frame>
        <draw:frame draw:style-name="gr4" draw:text-style-name="P3" draw:layer="layout" svg:width="3.742cm" svg:height="1.791cm" svg:x="13.096cm" svg:y="6.388cm">
          <draw:text-box>
            <text:p>Principe technique</text:p>
          </draw:text-box>
        </draw:frame>
        <draw:frame draw:style-name="gr4" draw:text-style-name="P3" draw:layer="layout" svg:width="3.742cm" svg:height="1.791cm" svg:x="18.601cm" svg:y="0.215cm">
          <draw:text-box>
            <text:p>Fonctions techniques</text:p>
          </draw:text-box>
        </draw:frame>
        <draw:frame draw:style-name="gr4" draw:text-style-name="P3" draw:layer="layout" svg:width="3.742cm" svg:height="1.791cm" svg:x="24.775cm" svg:y="0.457cm">
          <draw:text-box>
            <text:p>Solutions techniques</text:p>
          </draw:text-box>
        </draw:frame>
        <draw:line draw:style-name="gr5" draw:text-style-name="P2" draw:layer="layout" svg:x1="16.704cm" svg:y1="10.236cm" svg:x2="18.655cm" svg:y2="4.65cm">
          <text:p/>
        </draw:line>
        <draw:line draw:style-name="gr5" draw:text-style-name="P2" draw:layer="layout" svg:x1="16.726cm" svg:y1="10.237cm" svg:x2="18.655cm" svg:y2="8.499cm">
          <text:p/>
        </draw:line>
        <draw:line draw:style-name="gr5" draw:text-style-name="P2" draw:layer="layout" svg:x1="16.726cm" svg:y1="10.238cm" svg:x2="18.708cm" svg:y2="13.47cm">
          <text:p/>
        </draw:line>
        <draw:line draw:style-name="gr5" draw:text-style-name="P2" draw:layer="layout" svg:x1="16.726cm" svg:y1="10.238cm" svg:x2="18.655cm" svg:y2="17.105cm">
          <text:p/>
        </draw:line>
        <draw:line draw:style-name="gr6" draw:text-style-name="P2" draw:layer="layout" svg:x1="22.316cm" svg:y1="18.281cm" svg:x2="25.042cm" svg:y2="17.906cm">
          <text:p text:style-name="P1"><text:s/></text:p>
        </draw:line>
        <draw:line draw:style-name="gr5" draw:text-style-name="P2" draw:layer="layout" svg:x1="22.423cm" svg:y1="18.361cm" svg:x2="25.015cm" svg:y2="20.258cm">
          <text:p/>
        </draw:line>
        <draw:frame draw:style-name="gr1" draw:text-style-name="P1" draw:layer="layout" svg:width="1.587cm" svg:height="2.116cm" svg:x="25.023cm" svg:y="16.875cm">
          <draw:image xlink:href="Pictures/100000000000003C00000050C6DEAAE1.png" xlink:type="simple" xlink:show="embed" xlink:actuate="onLoad" draw:mime-type="image/png">
            <text:p/>
          </draw:image>
        </draw:frame>
        <draw:frame draw:style-name="gr1" draw:text-style-name="P1" draw:layer="layout" svg:width="2.284cm" svg:height="2.284cm" svg:x="24.896cm" svg:y="14.058cm">
          <draw:image xlink:href="Pictures/10000001000001F4000001F4414F7A71.png" xlink:type="simple" xlink:show="embed" xlink:actuate="onLoad" draw:mime-type="image/png">
            <text:p/>
          </draw:image>
        </draw:frame>
        <draw:frame draw:style-name="gr1" draw:text-style-name="P1" draw:layer="layout" svg:width="1.767cm" svg:height="2.358cm" svg:x="24.866cm" svg:y="11.765cm">
          <draw:image xlink:href="Pictures/1000000100000155000001C77F4C840E.png" xlink:type="simple" xlink:show="embed" xlink:actuate="onLoad" draw:mime-type="image/png">
            <text:p/>
          </draw:image>
        </draw:frame>
        <draw:frame draw:style-name="gr7" draw:text-style-name="P1" draw:layer="layout" svg:width="2.462cm" svg:height="2.699cm" svg:x="24.802cm" svg:y="8.645cm">
          <draw:image xlink:href="Pictures/1000000100000190000002583971E4D2.png" xlink:type="simple" xlink:show="embed" xlink:actuate="onLoad" draw:mime-type="image/png">
            <text:p/>
          </draw:image>
        </draw:frame>
        <draw:frame draw:style-name="gr1" draw:text-style-name="P1" draw:layer="layout" svg:width="3.174cm" svg:height="1.957cm" svg:x="25.005cm" svg:y="19.043cm">
          <draw:image xlink:href="Pictures/10000001000000780000004A992AC720.png" xlink:type="simple" xlink:show="embed" xlink:actuate="onLoad" draw:mime-type="image/png">
            <text:p/>
          </draw:image>
        </draw:frame>
        <draw:line draw:style-name="gr6" draw:text-style-name="P2" draw:layer="layout" svg:x1="22.289cm" svg:y1="14.058cm" svg:x2="24.935cm" svg:y2="12.615cm">
          <text:p text:style-name="P1"><text:s/></text:p>
        </draw:line>
        <draw:line draw:style-name="gr5" draw:text-style-name="P2" draw:layer="layout" svg:x1="22.289cm" svg:y1="14.111cm" svg:x2="24.909cm" svg:y2="15.394cm">
          <text:p/>
        </draw:line>
        <draw:line draw:style-name="gr6" draw:text-style-name="P2" draw:layer="layout" svg:x1="22.209cm" svg:y1="8.579cm" svg:x2="24.775cm" svg:y2="7.564cm">
          <text:p text:style-name="P1"><text:s/></text:p>
        </draw:line>
        <draw:line draw:style-name="gr5" draw:text-style-name="P2" draw:layer="layout" svg:x1="22.343cm" svg:y1="8.659cm" svg:x2="24.915cm" svg:y2="9.65cm">
          <text:p/>
        </draw:line>
        <draw:frame draw:style-name="gr1" draw:text-style-name="P1" draw:layer="layout" svg:width="2.83cm" svg:height="2.274cm" svg:x="24.803cm" svg:y="6.426cm">
          <draw:image xlink:href="Pictures/100000010000006B000000563D6EF9B4.png" xlink:type="simple" xlink:show="embed" xlink:actuate="onLoad" draw:mime-type="image/png">
            <text:p/>
          </draw:image>
        </draw:frame>
        <draw:frame draw:style-name="gr1" draw:text-style-name="P1" draw:layer="layout" svg:width="3.249cm" svg:height="2.73cm" svg:x="24.673cm" svg:y="3.02cm">
          <draw:image xlink:href="Pictures/10000001000000BC0000009E1FE61F4C.png" xlink:type="simple" xlink:show="embed" xlink:actuate="onLoad" draw:mime-type="image/png">
            <text:p/>
          </draw:image>
        </draw:frame>
        <draw:line draw:style-name="gr2" draw:text-style-name="P2" draw:layer="layout" svg:x1="22.413cm" svg:y1="4.53cm" svg:x2="24.337cm" svg:y2="4.5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2:30:31.013160244</meta:creation-date>
    <dc:date>2025-09-02T22:53:35.059385590</dc:date>
    <meta:editing-duration>PT2M13S</meta:editing-duration>
    <meta:editing-cycles>1</meta:editing-cycles>
    <meta:document-statistic meta:object-count="31"/>
    <meta:generator>LibreOffice/24.2.7.2$Linux_X86_64 LibreOffice_project/420$Build-2</meta:generator>
  </office:meta>
</office:document-meta>
</file>